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$ sudo apt-get install software-properties-common</text:p>
      <text:p text:style-name="Preformatted_20_Text">$ sudo apt-add-repository ppa:ansible/ansible</text:p>
      <text:p text:style-name="Preformatted_20_Text">$ sudo apt-get update</text:p>
      <text:p text:style-name="P1">$ sudo apt-get install ansib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0:58:48.372644902</meta:creation-date>
    <dc:date>2017-03-14T10:59:25.448208397</dc:date>
    <meta:editing-duration>PT37S</meta:editing-duration>
    <meta:editing-cycles>1</meta:editing-cycles>
    <meta:document-statistic meta:table-count="0" meta:image-count="0" meta:object-count="0" meta:page-count="1" meta:paragraph-count="4" meta:word-count="18" meta:character-count="145" meta:non-whitespace-character-count="131"/>
    <meta:generator>LibreOffice/5.1.6.2$Linux_X86_64 LibreOffice_project/10m0$Build-2</meta:generator>
  </office:meta>
</office:document-meta>
</file>